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ee2" officeooo:paragraph-rsid="000d9ee2"/>
    </style:style>
    <style:style style:name="P2" style:family="paragraph" style:parent-style-name="Standard">
      <style:text-properties officeooo:rsid="000ef7b5" officeooo:paragraph-rsid="000ef7b5"/>
    </style:style>
    <style:style style:name="P3" style:family="paragraph" style:parent-style-name="Standard">
      <style:text-properties officeooo:rsid="000ef7b5" officeooo:paragraph-rsid="000ef7b5"/>
    </style:style>
    <style:style style:name="P4" style:family="paragraph" style:parent-style-name="Standard">
      <style:text-properties officeooo:rsid="001379bc" officeooo:paragraph-rsid="001379bc"/>
    </style:style>
    <style:style style:name="P5" style:family="paragraph" style:parent-style-name="Standard">
      <style:text-properties officeooo:rsid="001488bb" officeooo:paragraph-rsid="001488bb"/>
    </style:style>
    <style:style style:name="P6" style:family="paragraph" style:parent-style-name="Standard">
      <style:text-properties officeooo:rsid="0016471d" officeooo:paragraph-rsid="0016471d"/>
    </style:style>
    <style:style style:name="P7" style:family="paragraph" style:parent-style-name="Standard">
      <style:text-properties officeooo:rsid="0016471d" officeooo:paragraph-rsid="0017e268"/>
    </style:style>
    <style:style style:name="P8" style:family="paragraph" style:parent-style-name="Standard">
      <style:text-properties officeooo:rsid="001a2b65" officeooo:paragraph-rsid="001a2b65"/>
    </style:style>
    <style:style style:name="P9" style:family="paragraph" style:parent-style-name="Standard">
      <style:text-properties officeooo:rsid="001c0d06" officeooo:paragraph-rsid="001c0d06"/>
    </style:style>
    <style:style style:name="P10" style:family="paragraph" style:parent-style-name="Standard">
      <style:text-properties officeooo:rsid="001f62c5" officeooo:paragraph-rsid="001f62c5"/>
    </style:style>
    <style:style style:name="P11" style:family="paragraph" style:parent-style-name="Standard">
      <style:text-properties officeooo:rsid="002102d9" officeooo:paragraph-rsid="002102d9"/>
    </style:style>
    <style:style style:name="P12" style:family="paragraph" style:parent-style-name="Standard">
      <style:text-properties officeooo:rsid="0028dc58" officeooo:paragraph-rsid="0028dc58"/>
    </style:style>
    <style:style style:name="P13" style:family="paragraph" style:parent-style-name="Standard">
      <style:text-properties officeooo:rsid="002c39fd" officeooo:paragraph-rsid="002c39fd"/>
    </style:style>
    <style:style style:name="P14" style:family="paragraph" style:parent-style-name="Standard">
      <style:text-properties officeooo:rsid="000adac3" officeooo:paragraph-rsid="002fe30b"/>
    </style:style>
    <style:style style:name="P15" style:family="paragraph" style:parent-style-name="Standard">
      <style:text-properties officeooo:rsid="003266e9" officeooo:paragraph-rsid="003266e9"/>
    </style:style>
    <style:style style:name="P16" style:family="paragraph" style:parent-style-name="Standard">
      <style:text-properties officeooo:rsid="0035343b" officeooo:paragraph-rsid="0035343b"/>
    </style:style>
    <style:style style:name="P17" style:family="paragraph" style:parent-style-name="Standard">
      <style:text-properties officeooo:rsid="0038aec1" officeooo:paragraph-rsid="0038aec1"/>
    </style:style>
    <style:style style:name="P18" style:family="paragraph" style:parent-style-name="Standard">
      <style:text-properties officeooo:rsid="003c0407" officeooo:paragraph-rsid="003c0407"/>
    </style:style>
    <style:style style:name="P19" style:family="paragraph" style:parent-style-name="Standard">
      <style:text-properties officeooo:rsid="003e08ca" officeooo:paragraph-rsid="003e08ca"/>
    </style:style>
    <style:style style:name="P20" style:family="paragraph" style:parent-style-name="Standard">
      <style:text-properties officeooo:rsid="0042ed40" officeooo:paragraph-rsid="0042ed40"/>
    </style:style>
    <style:style style:name="T1" style:family="text">
      <style:text-properties officeooo:rsid="000c4443"/>
    </style:style>
    <style:style style:name="T2" style:family="text">
      <style:text-properties officeooo:rsid="000f56e9"/>
    </style:style>
    <style:style style:name="T3" style:family="text">
      <style:text-properties officeooo:rsid="0010d9e6"/>
    </style:style>
    <style:style style:name="T4" style:family="text">
      <style:text-properties officeooo:rsid="00129d73"/>
    </style:style>
    <style:style style:name="T5" style:family="text">
      <style:text-properties officeooo:rsid="001488bb"/>
    </style:style>
    <style:style style:name="T6" style:family="text">
      <style:text-properties officeooo:rsid="0017e268"/>
    </style:style>
    <style:style style:name="T7" style:family="text">
      <style:text-properties officeooo:rsid="00195431"/>
    </style:style>
    <style:style style:name="T8" style:family="text">
      <style:text-properties officeooo:rsid="001c0d06"/>
    </style:style>
    <style:style style:name="T9" style:family="text">
      <style:text-properties officeooo:rsid="001cc1ce"/>
    </style:style>
    <style:style style:name="T10" style:family="text">
      <style:text-properties officeooo:rsid="001dfcd6"/>
    </style:style>
    <style:style style:name="T11" style:family="text">
      <style:text-properties officeooo:rsid="0020cf3c"/>
    </style:style>
    <style:style style:name="T12" style:family="text">
      <style:text-properties officeooo:rsid="00213c26"/>
    </style:style>
    <style:style style:name="T13" style:family="text">
      <style:text-properties officeooo:rsid="002ab042"/>
    </style:style>
    <style:style style:name="T14" style:family="text">
      <style:text-properties officeooo:rsid="00330441"/>
    </style:style>
    <style:style style:name="T15" style:family="text">
      <style:text-properties officeooo:rsid="0034fcb0"/>
    </style:style>
    <style:style style:name="T16" style:family="text">
      <style:text-properties officeooo:rsid="0036334a"/>
    </style:style>
    <style:style style:name="T17" style:family="text">
      <style:text-properties officeooo:rsid="00378b2e"/>
    </style:style>
    <style:style style:name="T18" style:family="text">
      <style:text-properties officeooo:rsid="003a478e"/>
    </style:style>
    <style:style style:name="T19" style:family="text">
      <style:text-properties officeooo:rsid="003d0264"/>
    </style:style>
    <style:style style:name="T20" style:family="text">
      <style:text-properties officeooo:rsid="00407e8f"/>
    </style:style>
    <style:style style:name="T21" style:family="text">
      <style:text-properties officeooo:rsid="0041b442"/>
    </style:style>
    <style:style style:name="T22" style:family="text">
      <style:text-properties officeooo:rsid="004483d1"/>
    </style:style>
    <style:style style:name="T23" style:family="text">
      <style:text-properties officeooo:rsid="0045a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arning Through Dialogue Interactions by Asking Questions</text:p>
      <text:p text:style-name="P1">- Modeling two approaches: question-answering (without clarification giving immediate answer) and asking question (asking clarification)</text:p>
      <text:p text:style-name="P1">- Use RL to determine the best time for asking question (i.e. clarification)</text:p>
      <text:p text:style-name="P1"/>
      <text:p text:style-name="P2">Batch Policy Gradient Methods for Improving NCM</text:p>
      <text:p text:style-name="P2">- <text:span text:style-name="T2">Policy gradient vs Q-learning → policy gradient can use unlabelled data to build a good initial bot.</text:span></text:p>
      <text:p text:style-name="P2">- <text:span text:style-name="T3">Previous works used on-policy and/or on-line update, Jiwei used predefined reward function based on simple rules.</text:span></text:p>
      <text:p text:style-name="P2">- <text:span text:style-name="T4">This paper uses off-policy setting and batch setting</text:span></text:p>
      <text:p text:style-name="P2"/>
      <text:p text:style-name="P4">ACL 2017</text:p>
      <text:p text:style-name="P4">Adversarial Adaptation of Synthetic or Stale Data</text:p>
      <text:p text:style-name="P4">- Distribution mismatch between training and testing data → domain adaptation task</text:p>
      <text:p text:style-name="P4">- <text:span text:style-name="T5">Too specific</text:span></text:p>
      <text:p text:style-name="P4"/>
      <text:p text:style-name="P7">Domain Attention with an Ensemble of Experts</text:p>
      <text:p text:style-name="P7">- <text:span text:style-name="T6">Given K models that handle K domains, how we should create models for K+1 models.</text:span></text:p>
      <text:p text:style-name="P7">- <text:span text:style-name="T7">Compute and use attention from K models</text:span></text:p>
      <text:p text:style-name="P4"/>
      <text:p text:style-name="P4"/>
      <text:p text:style-name="P5">Affect-LM: A Neural Language Model for Customizable Affective Text Generation</text:p>
      <text:p text:style-name="P5">- Put and control how much degree of affection in the generated utterance</text:p>
      <text:p text:style-name="P5"/>
      <text:p text:style-name="P6">Chat Detection in an Intelligent Assistant: Combining Task-oriented and Non-task-oriented Spoken Dialogue Systems</text:p>
      <text:p text:style-name="P6">- Current personal assistants, such as Siri or Alexa, can both chat and perform tasks given by user.</text:p>
      <text:p text:style-name="P6">- Classify each user’s utterance to chat or command.</text:p>
      <text:p text:style-name="P6"/>
      <text:p text:style-name="P8">Neural Belief Tracker: Data-Driven Dialogue State Tracking</text:p>
      <text:p text:style-name="P8">- <text:span text:style-name="T8">Couple spoken language understanding and dialogue state tracking</text:span></text:p>
      <text:p text:style-name="P8">- <text:span text:style-name="T9">Up to now, DST used semantic dictionaries (i.e. delexicalized features)</text:span></text:p>
      <text:p text:style-name="P9">- <text:span text:style-name="T10">U</text:span>se word vector to <text:span text:style-name="T10">induce the semantic dictionary</text:span></text:p>
      <text:p text:style-name="P9"/>
      <text:p text:style-name="P10">Learning Symmetric Collaborative Dialogue Agents with Dynamic Knowledge Graph Embeddings</text:p>
      <text:p text:style-name="P10">- <text:span text:style-name="T11">Represent the dialogue history into a knowledge graph</text:span></text:p>
      <text:p text:style-name="P10"/>
      <text:p text:style-name="P11">Learning Discourse-level Diversity for Neural Dialog Models using Conditional Variational Autoencoders</text:p>
      <text:p text:style-name="P11">- <text:span text:style-name="T12">Motivation: generic response by DS (to use only dialogue history is not enough)</text:span></text:p>
      <text:p text:style-name="P11">- <text:span text:style-name="T12">Previous Solution: diversify the output of decoder, encourage response with long term payoff, decoding with beam search.</text:span></text:p>
      <text:p text:style-name="P11">- <text:span text:style-name="T12">Solution: Use conditional variational auto-encoders (with latent variables) to capture discourse level diversity</text:span></text:p>
      <text:p text:style-name="P11"/>
      <text:p text:style-name="P12">Joint Modeling of Content and Discourse Relations in Dialogues</text:p>
      <text:p text:style-name="P12">- <text:span text:style-name="T13">Target: human-human dialogues, not for dialogue system</text:span></text:p>
      <text:p text:style-name="P12">- joint model to identify the salient discussion points and to label the discourse relations between speaker turns</text:p>
      <text:p text:style-name="P12"/>
      <text:p text:style-name="P13">Hybrid Code Networks: practical and efficient end-to-end dialog control with supervised and reinforcement learning</text:p>
      <text:p text:style-name="P14"><text:soft-page-break/>- e2e learning requires huge data</text:p>
      <text:p text:style-name="P14">- reduce t<text:span text:style-name="T1">h</text:span>is requirement by letting developers specifying the possible action templates <text:span text:style-name="T1">(hence the learning is less complex)</text:span></text:p>
      <text:p text:style-name="P14">- <text:span text:style-name="T1">separate entity trackers from RNN → to reduce learning complexity</text:span></text:p>
      <text:p text:style-name="P14"/>
      <text:p text:style-name="P15">Towards End-to-End Reinforcement Learning of Dialogue Agents for Information Access</text:p>
      <text:p text:style-name="P15">- <text:span text:style-name="T14">a dialogue system to help users querying knowledge base.</text:span></text:p>
      <text:p text:style-name="P15">- <text:span text:style-name="T15">use “soft” posterior distribution instead of “hard” symbolic queries, so that the function is differentiable</text:span></text:p>
      <text:p text:style-name="P15"/>
      <text:p text:style-name="P16">A Conditional Variational Framework for Dialog Generation</text:p>
      <text:p text:style-name="P16">- <text:span text:style-name="T16">Motivation: response generation using latent variables is highly randomized. They proposed a framework allowing conditional response generation based on specific attributes.</text:span></text:p>
      <text:p text:style-name="P16">- <text:span text:style-name="T17">Try to capture the personality of each speaker.</text:span></text:p>
      <text:p text:style-name="P16"/>
      <text:p text:style-name="P17">T OWARDS AN AUTOMATIC T URING TEST : L EARNING TO EVALUATE DIALOGUE RESPONSES</text:p>
      <text:p text:style-name="P17">- Motivation: evaluating dialog is difficult. Current evaluation technique does not correlate well with human judgment. <text:span text:style-name="T18">Quick evaluation will lead to rapid prototyping of DS.</text:span></text:p>
      <text:p text:style-name="P18">- Propose a hierarchical RNN (input: context + system’s response + correct response) to predict the evaluation score.</text:p>
      <text:p text:style-name="P18">- <text:span text:style-name="T19">Human judgment correlates better with the proposed method than with BLEU</text:span></text:p>
      <text:p text:style-name="P18"/>
      <text:p text:style-name="P19">Sequential Matching Network: A New Architecture for Multi-turn Response Selection in Retrieval-Based Chatbots</text:p>
      <text:p text:style-name="P19">- <text:span text:style-name="T20">Study the response for multi-turn conversation in <text:s/>retrieval based chatbots</text:span></text:p>
      <text:p text:style-name="P19">- <text:span text:style-name="T21">Existing work in retrieval based technique used only the previous utterance to generate response </text:span></text:p>
      <text:p text:style-name="P19">- <text:span text:style-name="T20">Previous work: concatenate context utterances or matches response with abstract context vector.</text:span></text:p>
      <text:p text:style-name="P20">- Challenges: to identify important information and to model the relations<text:span text:style-name="T22">h</text:span>ips between utterances in the context</text:p>
      <text:p text:style-name="P20">- <text:span text:style-name="T23">Proposal: produce a matching vector for each pair of response and context utterance, accumulate the matching vectors in a temporal order, and finally compute the final matching degree using the accum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1:12:48.324505597</meta:creation-date>
    <dc:date>2017-06-07T16:53:38.429648535</dc:date>
    <meta:editing-duration>PT7H2M51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643" meta:character-count="4382" meta:non-whitespace-character-count="3789"/>
  </office:meta>
</office:document-meta>
</file>